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8eee" officeooo:paragraph-rsid="00158e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i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8T22:59:16.246000000</dc:date>
    <meta:editing-duration>PT4S</meta:editing-duration>
    <meta:editing-cycles>1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1" meta:word-count="1" meta:character-count="6" meta:non-whitespace-character-count="6"/>
  </office:meta>
</office:document-meta>
</file>